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351400009698000054ABF11AC20D.svg" manifest:media-type=""/>
  <manifest:file-entry manifest:full-path="Pictures/10000201000003AF000002128F6741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outline1">
      <style:graphic-properties fo:min-height="5.558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4">
        <draw:frame presentation:style-name="pr1" draw:layer="layout" svg:width="25.2cm" svg:height="2.4cm" svg:x="1.4cm" svg:y="0.8cm" presentation:class="title" presentation:user-transformed="true">
          <draw:text-box>
            <text:p>Modeliranje IPv6 omrežij</text:p>
          </draw:text-box>
        </draw:frame>
        <draw:frame presentation:style-name="pr2" draw:layer="layout" svg:width="25.2cm" svg:height="15.334cm" svg:x="1.4cm" svg:y="5.066cm" presentation:class="outline" presentation:user-transformed="true">
          <draw:text-box>
            <text:list text:style-name="L2">
              <text:list-header>
                <text:p text:style-name="P1"><text:span text:style-name="T1">Modeliranje računalniških omrežij</text:span></text:p>
                <text:p text:style-name="P1"/>
                <text:p text:style-name="P1">Nihad Kerić</text:p>
                <text:p text:style-name="P1">Miha Novak</text:p>
                <text:p text:style-name="P1">Gregor Bahor</text:p>
                <text:p text:style-name="P1">Darko Janković</text:p>
                <text:p text:style-name="P1"/>
                <text:p text:style-name="P1">13.1.2014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4">
        <draw:frame presentation:style-name="pr4" draw:layer="layout" svg:width="25.2cm" svg:height="2.4cm" svg:x="1.4cm" svg:y="0.8cm" presentation:class="title">
          <draw:text-box>
            <text:p>Naloga</text:p>
          </draw:text-box>
        </draw:frame>
        <draw:frame presentation:style-name="pr2" draw:layer="layout" svg:width="25.2cm" svg:height="14.534cm" svg:x="1.4cm" svg:y="5.066cm" presentation:class="outline" presentation:user-transformed="true">
          <draw:text-box>
            <text:list text:style-name="L2">
              <text:list-item>
                <text:p>Postaviti 4 modele omrežij in simulirati delovanje</text:p>
              </text:list-item>
              <text:list-item>
                <text:p>Drevesna topologija (tree topology)</text:p>
              </text:list-item>
              <text:list-item>
                <text:p>Zvezdna topologija (star topology)</text:p>
              </text:list-item>
              <text:list-item>
                <text:p>Obročna topologija (circle topology)</text:p>
              </text:list-item>
              <text:list-item>
                <text:p>Topologija vodila (bus topolog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Drevesna topologija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Slika</text:p>
                <text:p>Opis</text:p>
                <text:p>Grafi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8F674178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8:42:27.882200679</meta:creation-date>
    <dc:date>2014-01-13T18:56:38.739893959</dc:date>
    <meta:editing-duration>PT13M42S</meta:editing-duration>
    <meta:editing-cycles>5</meta:editing-cycles>
    <meta:generator>LibreOffice/4.1.4.2$Linux_X86_64 LibreOffice_project/410m0$Build-2</meta:generator>
    <meta:document-statistic meta:object-count="45"/>
  </office:meta>
</office:document-meta>
</file>